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0126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2.6583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2.9161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4.802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number-columns-repeated="16352" table:default-cell-style-name="ce1"/>
        <table:table-column table:style-name="co12" table:number-columns-repeated="14" table:default-cell-style-name="ce1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machine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(UUID_TO_BIN(UUID(), true)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(UUID_TO_BIN(UUID(), true))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mak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achine_typ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NOT NULL IF role != WORKER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ENUM('Active', 'Inactive'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'Inactive'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ENUM('Super', 'Administrator', 'Basic’, ‘Worker’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‘Worker’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table:style-name="ce13" office:value-type="string" calcext:value-type="string">
            <text:p>DEFAULT TRU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last_login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13" office:value-type="string" calcext:value-type="string">
            <text:p>DEFAULT CURRENT_TIMESTAMP</text:p>
          </table:table-cell>
          <table:table-cell table:number-columns-repeated="16376"/>
        </table:table-row>
        <table:table-row table:style-name="ro1" table:number-rows-repeated="4">
          <table:table-cell table:number-columns-repeated="16384"/>
        </table:table-row>
        <table:table-row table:style-name="ro2">
          <table:table-cell table:number-columns-repeated="2"/>
          <table:table-cell table:style-name="ce6" table:number-columns-spanned="6" table:number-rows-spanned="1"/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task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11" table:number-columns-repeated="6"/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10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(UUID_TO_BIN(UUID(), true)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"/>
          <table:table-cell table:number-columns-repeated="8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string" calcext:value-type="string">
            <text:p>task_type</text:p>
          </table:table-cell>
          <table:table-cell office:value-type="string" calcext:value-type="string">
            <text:p>ENUM(‘Suggestion’, ‘Issue’, ‘Service’, ‘Other’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‘Other’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status</text:p>
          </table:table-cell>
          <table:table-cell office:value-type="string" calcext:value-type="string">
            <text:p>ENUM('Pending', ‘Active', 'Completed'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'Pending'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archiv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68"/>
        </table:table-row>
        <table:table-row table:style-name="ro1">
          <table:table-cell table:number-columns-repeated="7"/>
          <table:table-cell table:style-name="ce13"/>
          <table:table-cell table:number-columns-repeated="3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creator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executor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machine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FERENCES machine(id)</text:p>
          </table:table-cell>
          <table:table-cell table:number-columns-repeated="16368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16:48:35.4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2-23T16:50:19.630000000</dc:date>
    <meta:editing-cycles>45</meta:editing-cycles>
    <meta:editing-duration>PT5H23M13S</meta:editing-duration>
    <meta:document-statistic meta:table-count="1" meta:cell-count="134" meta:object-count="0"/>
  </office:meta>
</office:document-meta>
</file>